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over accent="true">
      <mtext>A</mtext>
      <mo>¯</mo>
    </mover>
    <annotation encoding="StarMath 5.0">
overline {"A"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4T19:07:44.106000000</meta:creation-date>
    <dc:date>2023-11-04T19:17:38.339000000</dc:date>
    <meta:editing-duration>PT9M55S</meta:editing-duration>
    <meta:editing-cycles>1</meta:editing-cycles>
    <meta:generator>LibreOffice/7.5.4.2$Windows_X86_64 LibreOffice_project/36ccfdc35048b057fd9854c757a8b67ec53977b6</meta:generator>
  </office:meta>
</office:document-meta>
</file>